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E000001453C05AC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dad1" officeooo:paragraph-rsid="0015dad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dad1" officeooo:paragraph-rsid="0015dad1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MOOV 3D ROBOT</text:p>
      <text:p text:style-name="P2">TORSO</text:p>
      <text:p text:style-name="P2"/>
      <text:p text:style-name="P2"><draw:frame draw:style-name="fr1" draw:name="Image1" text:anchor-type="paragraph" svg:width="13.917cm" svg:height="8.599cm" draw:z-index="0"><draw:image xlink:href="Pictures/100002010000020E000001453C05AC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29:38.772798773</meta:creation-date>
    <dc:date>2015-10-16T15:30:17.003780434</dc:date>
    <meta:editing-duration>P0D</meta:editing-duration>
    <meta:editing-cycles>1</meta:editing-cycles>
    <meta:document-statistic meta:table-count="0" meta:image-count="1" meta:object-count="0" meta:page-count="1" meta:paragraph-count="2" meta:word-count="4" meta:character-count="20" meta:non-whitespace-character-count="18"/>
    <meta:generator>LibreOffice/4.2.8.2$Linux_X86_64 LibreOffice_project/420m0$Build-2</meta:generator>
  </office:meta>
</office:document-meta>
</file>